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 fo:font-weight="bold" style:font-weight-asian="bold" style:font-weight-complex="bold"/>
    </style:style>
    <style:style style:name="T6" style:family="text">
      <style:text-properties fo:font-style="italic" style:font-style-asian="italic" style:font-style-complex="italic" fo:font-weight="bold" style:font-weight-asian="bold" style:font-weight-complex="bold"/>
    </style:style>
    <style:style style:name="T7" style:family="text">
      <style:text-properties fo:font-style="italic" style:font-style-asian="italic" style:font-style-complex="italic" fo:font-weight="bold" style:font-weight-asian="bold" style:font-weight-complex="bold"/>
    </style:style>
    <style:style style:name="T8" style:family="text">
      <style:text-properties fo:font-style="italic" style:font-style-asian="italic" style:font-style-complex="italic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9" style:family="text">
      <style:text-properties fo:font-style="italic" style:font-style-asian="italic" style:font-style-complex="italic" fo:font-weight="bold" style:font-weight-asian="bold" style:font-weight-complex="bold"/>
    </style:style>
    <style:style style:name="T20" style:family="text">
      <style:text-properties fo:font-style="italic" style:font-style-asian="italic" style:font-style-complex="italic" fo:font-weight="bold" style:font-weight-asian="bold" style:font-weight-complex="bold"/>
    </style:style>
    <style:style style:name="T21" style:family="text">
      <style:text-properties fo:font-style="italic" style:font-style-asian="italic" style:font-style-complex="italic"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ext_20_body">I would like you to answer the following questions in a short answer format using Markdown.</text:p>
      <text:h text:style-name="Heading_20_1" text:outline-level="1">Turn all of the questions below into headers.</text:h>
      <text:h text:style-name="Heading_20_2" text:outline-level="2">If the questions are related, make the headers reflect this by subordinating them.</text:h>
      <text:list text:style-name="L1">
        <text:list-item>
          <text:p text:style-name="P1">For questions that ask for a list, use the appropriate Markdown syntax to create either ordered or unordered lists.</text:p>
        </text:list-item>
        <text:list-item>
          <text:p text:style-name="P1">Use <text:span text:style-name="T1">bold</text:span> and <text:span text:style-name="T2">italic</text:span> text for emphasis in your responses.</text:p>
        </text:list-item>
      </text:list>
      <text:p text:style-name="Horizontal_20_Line"/>
      <text:p text:style-name="First_20_paragraph">GitHub Username: efcline Team name: Triptyc! Today's date: 10/12/16</text:p>
      <text:h text:style-name="Heading_20_1" text:outline-level="1">What tools have you we worked with so far in this class?</text:h>
      <text:list text:style-name="L2">
        <text:list-item>
          <text:p text:style-name="P2">CSS</text:p>
        </text:list-item>
        <text:list-item>
          <text:p text:style-name="P2">HTML</text:p>
        </text:list-item>
        <text:list-item>
          <text:p text:style-name="P2">Markdown</text:p>
        </text:list-item>
        <text:list-item>
          <text:p text:style-name="P2">git and GitHub</text:p>
        </text:list-item>
        <text:list-item>
          <text:p text:style-name="P2">Cloud9</text:p>
        </text:list-item>
        <text:list-item>
          <text:p text:style-name="P2">pandoc</text:p>
        </text:list-item>
        <text:list-item>
          <text:p text:style-name="P2">Jekyll</text:p>
        </text:list-item>
      </text:list>
      <text:h text:style-name="Heading_20_2" text:outline-level="2">Which have you found most potentially useful?</text:h>
      <text:p text:style-name="First_20_paragraph">Probably GitHub and Cloud9, with due consideration for the HTML/CSS/Markdown trio.</text:p>
      <text:h text:style-name="Heading_20_3" text:outline-level="3">Why?</text:h>
      <text:p text:style-name="First_20_paragraph">I think Cloud9 and Github are <text:span text:style-name="T3">great!</text:span> I have to create a website for another class and I am hoping to convince my group we can use these tools to make an awesome website together. HTML I remember a lot from high school days, but it is valuable to know CSS and Markdown (so superior to HTML) as well.</text:p>
      <text:h text:style-name="Heading_20_1" text:outline-level="1">What tools have been the most difficult to learn?</text:h>
      <text:p text:style-name="First_20_paragraph">So far <text:span text:style-name="T4">pandoc</text:span> has been the most difficult.</text:p>
      <text:h text:style-name="Heading_20_2" text:outline-level="2">Why have they been particularly difficult to learn and use?</text:h>
      <text:p text:style-name="First_20_paragraph">It's the newest tool in our bag, thus making it the strangest at this point in the semester, but I hope that in due time I will figure it out.</text:p>
      <text:h text:style-name="Heading_20_1" text:outline-level="1">What tools would you like to learn more about?</text:h>
      <text:list text:style-name="L3">
        <text:list-item>
          <text:p text:style-name="P3">Jekyll! Seems like a great tool and we've only talked about it a little so far.</text:p>
        </text:list-item>
      </text:list>
      <text:p text:style-name="Horizontal_20_Line"/>
      <text:p text:style-name="First_20_paragraph"><text:span text:style-name="T5">When</text:span><text:span text:style-name="T6"> </text:span><text:span text:style-name="T7">you</text:span><text:span text:style-name="T8"> </text:span><text:span text:style-name="T9">are</text:span><text:span text:style-name="T10"> </text:span><text:span text:style-name="T11">finished</text:span><text:span text:style-name="T12"> </text:span><text:span text:style-name="T13">with</text:span><text:span text:style-name="T14"> </text:span><text:span text:style-name="T15">the</text:span><text:span text:style-name="T16"> </text:span><text:span text:style-name="T17">questions</text:span><text:span text:style-name="T18"> </text:span><text:span text:style-name="T19">in</text:span><text:span text:style-name="T20"> </text:span><text:span text:style-name="T21">file:</text:span></text:p>
      <text:list text:style-name="L4">
        <text:list-item>
          <text:p text:style-name="P4">I want you to change the name of the file to your GitHub username.</text:p>
        </text:list-item>
        <text:list-item>
          <text:p text:style-name="P4">You will then work as a group to convert the file to HTML, DOCX, and ODT formats, per the instructions in class.</text:p>
        </text:list-item>
        <text:list-item>
          <text:p text:style-name="P4">Then I want you to add, commit, and push your changes.</text:p>
        </text:list-item>
        <text:list-item>
          <text:p text:style-name="P4">Finally, you will create a pull request in GitHub to get these files back into my original repositor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